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354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146in"/>
    </style:style>
    <style:style style:name="co7" style:family="table-column">
      <style:table-column-properties fo:break-before="auto" style:column-width="0.4717in"/>
    </style:style>
    <style:style style:name="co8" style:family="table-column">
      <style:table-column-properties fo:break-before="auto" style:column-width="0.611in"/>
    </style:style>
    <style:style style:name="co9" style:family="table-column">
      <style:table-column-properties fo:break-before="auto" style:column-width="1.1681in"/>
    </style:style>
    <style:style style:name="co10" style:family="table-column">
      <style:table-column-properties fo:break-before="auto" style:column-width="0.5898in"/>
    </style:style>
    <style:style style:name="co11" style:family="table-column">
      <style:table-column-properties fo:break-before="auto" style:column-width="0.45in"/>
    </style:style>
    <style:style style:name="co12" style:family="table-column">
      <style:table-column-properties fo:break-before="auto" style:column-width="1.1575in"/>
    </style:style>
    <style:style style:name="co13" style:family="table-column">
      <style:table-column-properties fo:break-before="auto" style:column-width="0.6429in"/>
    </style:style>
    <style:style style:name="co14" style:family="table-column">
      <style:table-column-properties fo:break-before="auto" style:column-width="0.5146in"/>
    </style:style>
    <style:style style:name="co15" style:family="table-column">
      <style:table-column-properties fo:break-before="auto" style:column-width="1.1256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1.15in"/>
    </style:style>
    <style:style style:name="ro1" style:family="table-row">
      <style:table-row-properties style:row-height="0.7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6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61">
      <style:table-cell-properties fo:wrap-option="wrap"/>
    </style:style>
    <style:style style:name="ce3" style:family="table-cell" style:parent-style-name="Default" style:data-style-name="N61"/>
    <style:style style:name="ce4" style:family="table-cell" style:parent-style-name="Default" style:data-style-name="N4">
      <style:table-cell-properties fo:wrap-option="wrap"/>
    </style:style>
    <style:style style:name="ce5" style:family="table-cell" style:parent-style-name="Default" style:data-style-name="N4"/>
    <style:style style:name="ce6" style:family="table-cell" style:parent-style-name="Default" style:data-style-name="N0"/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14" style:family="table-cell" style:parent-style-name="Default"/>
    <style:style style:name="ce15" style:family="table-cell" style:parent-style-name="Default" style:data-style-name="N61">
      <style:table-cell-properties fo:border-bottom="0.06pt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F Ra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5"/>
        <table:table-column table:style-name="co10" table:default-cell-style-name="ce5"/>
        <table:table-column table:style-name="co11" table:default-cell-style-name="Default"/>
        <table:table-column table:style-name="co12" table:default-cell-style-name="Default"/>
        <table:table-column table:style-name="co5" table:number-columns-repeated="100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ata Interval (uS)</text:p>
          </table:table-cell>
          <table:table-cell table:style-name="ce1" office:value-type="string" calcext:value-type="string">
            <text:p>Guard Interval (uS)</text:p>
          </table:table-cell>
          <table:table-cell table:style-name="ce1" office:value-type="string" calcext:value-type="string">
            <text:p>Symbol Time (uS)</text:p>
          </table:table-cell>
          <table:table-cell table:style-name="ce2" office:value-type="string" calcext:value-type="string">
            <text:p>Symbol Rate (Sym/S)</text:p>
          </table:table-cell>
          <table:table-cell table:style-name="ce2" office:value-type="string" calcext:value-type="string">
            <text:p>Subcarrier Spacing (Hz)</text:p>
          </table:table-cell>
          <table:table-cell table:style-name="ce2" office:value-type="string" calcext:value-type="string">
            <text:p>Bandwidth</text:p>
          </table:table-cell>
          <table:table-cell table:style-name="ce1" office:value-type="string" calcext:value-type="string">
            <text:p>Total Subcarriers</text:p>
          </table:table-cell>
          <table:table-cell table:style-name="ce1" office:value-type="string" calcext:value-type="string">
            <text:p>Data Subcarriers</text:p>
          </table:table-cell>
          <table:table-cell table:style-name="ce1" office:value-type="string" calcext:value-type="string">
            <text:p>Modulation</text:p>
          </table:table-cell>
          <table:table-cell table:style-name="ce1" office:value-type="string" calcext:value-type="string">
            <text:p>Bits/subcarrier</text:p>
          </table:table-cell>
          <table:table-cell table:style-name="ce1" office:value-type="string" calcext:value-type="string">
            <text:p>Bits/Symbol</text:p>
          </table:table-cell>
          <table:table-cell table:style-name="ce4" office:value-type="string" calcext:value-type="string">
            <text:p>Bits/Second</text:p>
          </table:table-cell>
          <table:table-cell table:style-name="ce4" office:value-type="string" calcext:value-type="string">
            <text:p>Mbps</text:p>
          </table:table-cell>
          <table:table-cell table:style-name="ce1" office:value-type="string" calcext:value-type="string">
            <text:p>ADC Precision</text:p>
          </table:table-cell>
          <table:table-cell table:style-name="ce1" table:number-columns-repeated="1009"/>
        </table:table-row>
        <table:table-row table:style-name="ro2">
          <table:table-cell office:value-type="string" calcext:value-type="string">
            <text:p>20N</text:p>
          </table:table-cell>
          <table:table-cell office:value-type="float" office:value="3.2" calcext:value-type="float">
            <text:p>3.2</text:p>
          </table:table-cell>
          <table:table-cell office:value-type="float" office:value="0.4" calcext:value-type="float">
            <text:p>0.4</text:p>
          </table:table-cell>
          <table:table-cell table:formula="of:=[.B2]+[.C2]" office:value-type="float" office:value="3.6" calcext:value-type="float">
            <text:p>3.6</text:p>
          </table:table-cell>
          <table:table-cell table:formula="of:=1/([.D2]*0.000001)" office:value-type="float" office:value="277777.777777778" calcext:value-type="float">
            <text:p>2.78E+05</text:p>
          </table:table-cell>
          <table:table-cell table:formula="of:=1/([.B2]*0.000001)" office:value-type="float" office:value="312500" calcext:value-type="float">
            <text:p>3.13E+05</text:p>
          </table:table-cell>
          <table:table-cell office:value-type="float" office:value="20000000" calcext:value-type="float">
            <text:p>2.00E+07</text:p>
          </table:table-cell>
          <table:table-cell table:formula="of:=[.G2]/[.F2]" office:value-type="float" office:value="64" calcext:value-type="float">
            <text:p>64</text:p>
          </table:table-cell>
          <table:table-cell table:formula="of:=[.H2]-16" office:value-type="float" office:value="48" calcext:value-type="float">
            <text:p>48</text:p>
          </table:table-cell>
          <table:table-cell office:value-type="string" calcext:value-type="string">
            <text:p>QAM64</text:p>
          </table:table-cell>
          <table:table-cell office:value-type="float" office:value="6" calcext:value-type="float">
            <text:p>6</text:p>
          </table:table-cell>
          <table:table-cell table:formula="of:=[.I2]*[.K2]" office:value-type="float" office:value="288" calcext:value-type="float">
            <text:p>288</text:p>
          </table:table-cell>
          <table:table-cell table:formula="of:=[.E2]*[.L2]" office:value-type="float" office:value="80000000" calcext:value-type="float">
            <text:p>80,000,000.00</text:p>
          </table:table-cell>
          <table:table-cell table:formula="of:=([.M2])/(1000000)" office:value-type="float" office:value="80" calcext:value-type="float">
            <text:p>80.00</text:p>
          </table:table-cell>
          <table:table-cell table:formula="of:=[.K2]/2"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0AC</text:p>
          </table:table-cell>
          <table:table-cell office:value-type="float" office:value="3.2" calcext:value-type="float">
            <text:p>3.2</text:p>
          </table:table-cell>
          <table:table-cell office:value-type="float" office:value="0.4" calcext:value-type="float">
            <text:p>0.4</text:p>
          </table:table-cell>
          <table:table-cell table:formula="of:=[.B3]+[.C3]" office:value-type="float" office:value="3.6" calcext:value-type="float">
            <text:p>3.6</text:p>
          </table:table-cell>
          <table:table-cell table:formula="of:=1/([.D3]*0.000001)" office:value-type="float" office:value="277777.777777778" calcext:value-type="float">
            <text:p>2.78E+05</text:p>
          </table:table-cell>
          <table:table-cell table:formula="of:=1/([.B3]*0.000001)" office:value-type="float" office:value="312500" calcext:value-type="float">
            <text:p>3.13E+05</text:p>
          </table:table-cell>
          <table:table-cell office:value-type="float" office:value="20000000" calcext:value-type="float">
            <text:p>2.00E+07</text:p>
          </table:table-cell>
          <table:table-cell table:formula="of:=[.G3]/[.F3]" office:value-type="float" office:value="64" calcext:value-type="float">
            <text:p>64</text:p>
          </table:table-cell>
          <table:table-cell table:formula="of:=[.H3]-16" office:value-type="float" office:value="48" calcext:value-type="float">
            <text:p>48</text:p>
          </table:table-cell>
          <table:table-cell office:value-type="string" calcext:value-type="string">
            <text:p>QAM256</text:p>
          </table:table-cell>
          <table:table-cell office:value-type="float" office:value="8" calcext:value-type="float">
            <text:p>8</text:p>
          </table:table-cell>
          <table:table-cell table:formula="of:=[.I3]*[.K3]" office:value-type="float" office:value="384" calcext:value-type="float">
            <text:p>384</text:p>
          </table:table-cell>
          <table:table-cell table:formula="of:=[.E3]*[.L3]" office:value-type="float" office:value="106666666.666667" calcext:value-type="float">
            <text:p>106,666,666.67</text:p>
          </table:table-cell>
          <table:table-cell table:formula="of:=([.M3])/(1000000)" office:value-type="float" office:value="106.666666666667" calcext:value-type="float">
            <text:p>106.67</text:p>
          </table:table-cell>
          <table:table-cell table:formula="of:=[.K3]/2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0AX</text:p>
          </table:table-cell>
          <table:table-cell office:value-type="float" office:value="12.8" calcext:value-type="float">
            <text:p>12.8</text:p>
          </table:table-cell>
          <table:table-cell office:value-type="float" office:value="0.8" calcext:value-type="float">
            <text:p>0.8</text:p>
          </table:table-cell>
          <table:table-cell table:formula="of:=[.B4]+[.C4]" office:value-type="float" office:value="13.6" calcext:value-type="float">
            <text:p>13.6</text:p>
          </table:table-cell>
          <table:table-cell table:formula="of:=1/([.D4]*0.000001)" office:value-type="float" office:value="73529.4117647059" calcext:value-type="float">
            <text:p>7.35E+04</text:p>
          </table:table-cell>
          <table:table-cell table:formula="of:=1/([.B4]*0.000001)" office:value-type="float" office:value="78125" calcext:value-type="float">
            <text:p>7.81E+04</text:p>
          </table:table-cell>
          <table:table-cell office:value-type="float" office:value="20000000" calcext:value-type="float">
            <text:p>2.00E+07</text:p>
          </table:table-cell>
          <table:table-cell table:formula="of:=[.G4]/[.F4]" office:value-type="float" office:value="256" calcext:value-type="float">
            <text:p>256</text:p>
          </table:table-cell>
          <table:table-cell table:formula="of:=[.H4]-16" office:value-type="float" office:value="240" calcext:value-type="float">
            <text:p>240</text:p>
          </table:table-cell>
          <table:table-cell office:value-type="string" calcext:value-type="string">
            <text:p>QAM1024</text:p>
          </table:table-cell>
          <table:table-cell office:value-type="float" office:value="10" calcext:value-type="float">
            <text:p>10</text:p>
          </table:table-cell>
          <table:table-cell table:formula="of:=[.I4]*[.K4]" office:value-type="float" office:value="2400" calcext:value-type="float">
            <text:p>2400</text:p>
          </table:table-cell>
          <table:table-cell table:formula="of:=[.E4]*[.L4]" office:value-type="float" office:value="176470588.235294" calcext:value-type="float">
            <text:p>176,470,588.24</text:p>
          </table:table-cell>
          <table:table-cell table:formula="of:=([.M4])/(1000000)" office:value-type="float" office:value="176.470588235294" calcext:value-type="float">
            <text:p>176.47</text:p>
          </table:table-cell>
          <table:table-cell table:formula="of:=[.K4]/2"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40N</text:p>
          </table:table-cell>
          <table:table-cell office:value-type="float" office:value="3.2" calcext:value-type="float">
            <text:p>3.2</text:p>
          </table:table-cell>
          <table:table-cell office:value-type="float" office:value="0.4" calcext:value-type="float">
            <text:p>0.4</text:p>
          </table:table-cell>
          <table:table-cell table:formula="of:=[.B5]+[.C5]" office:value-type="float" office:value="3.6" calcext:value-type="float">
            <text:p>3.6</text:p>
          </table:table-cell>
          <table:table-cell table:formula="of:=1/([.D5]*0.000001)" office:value-type="float" office:value="277777.777777778" calcext:value-type="float">
            <text:p>2.78E+05</text:p>
          </table:table-cell>
          <table:table-cell table:formula="of:=1/([.B5]*0.000001)" office:value-type="float" office:value="312500" calcext:value-type="float">
            <text:p>3.13E+05</text:p>
          </table:table-cell>
          <table:table-cell office:value-type="float" office:value="40000000" calcext:value-type="float">
            <text:p>4.00E+07</text:p>
          </table:table-cell>
          <table:table-cell table:formula="of:=[.G5]/[.F5]" office:value-type="float" office:value="128" calcext:value-type="float">
            <text:p>128</text:p>
          </table:table-cell>
          <table:table-cell table:formula="of:=[.H5]-16" office:value-type="float" office:value="112" calcext:value-type="float">
            <text:p>112</text:p>
          </table:table-cell>
          <table:table-cell office:value-type="string" calcext:value-type="string">
            <text:p>QAM64</text:p>
          </table:table-cell>
          <table:table-cell office:value-type="float" office:value="6" calcext:value-type="float">
            <text:p>6</text:p>
          </table:table-cell>
          <table:table-cell table:formula="of:=[.I5]*[.K5]" office:value-type="float" office:value="672" calcext:value-type="float">
            <text:p>672</text:p>
          </table:table-cell>
          <table:table-cell table:formula="of:=[.E5]*[.L5]" office:value-type="float" office:value="186666666.666667" calcext:value-type="float">
            <text:p>186,666,666.67</text:p>
          </table:table-cell>
          <table:table-cell table:formula="of:=([.M5])/(1000000)" office:value-type="float" office:value="186.666666666667" calcext:value-type="float">
            <text:p>186.67</text:p>
          </table:table-cell>
          <table:table-cell table:formula="of:=[.K5]/2"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40AC</text:p>
          </table:table-cell>
          <table:table-cell office:value-type="float" office:value="3.2" calcext:value-type="float">
            <text:p>3.2</text:p>
          </table:table-cell>
          <table:table-cell office:value-type="float" office:value="0.4" calcext:value-type="float">
            <text:p>0.4</text:p>
          </table:table-cell>
          <table:table-cell table:formula="of:=[.B6]+[.C6]" office:value-type="float" office:value="3.6" calcext:value-type="float">
            <text:p>3.6</text:p>
          </table:table-cell>
          <table:table-cell table:formula="of:=1/([.D6]*0.000001)" office:value-type="float" office:value="277777.777777778" calcext:value-type="float">
            <text:p>2.78E+05</text:p>
          </table:table-cell>
          <table:table-cell table:formula="of:=1/([.B6]*0.000001)" office:value-type="float" office:value="312500" calcext:value-type="float">
            <text:p>3.13E+05</text:p>
          </table:table-cell>
          <table:table-cell office:value-type="float" office:value="40000000" calcext:value-type="float">
            <text:p>4.00E+07</text:p>
          </table:table-cell>
          <table:table-cell table:formula="of:=[.G6]/[.F6]" office:value-type="float" office:value="128" calcext:value-type="float">
            <text:p>128</text:p>
          </table:table-cell>
          <table:table-cell table:formula="of:=[.H6]-16" office:value-type="float" office:value="112" calcext:value-type="float">
            <text:p>112</text:p>
          </table:table-cell>
          <table:table-cell office:value-type="string" calcext:value-type="string">
            <text:p>QAM256</text:p>
          </table:table-cell>
          <table:table-cell office:value-type="float" office:value="8" calcext:value-type="float">
            <text:p>8</text:p>
          </table:table-cell>
          <table:table-cell table:formula="of:=[.I6]*[.K6]" office:value-type="float" office:value="896" calcext:value-type="float">
            <text:p>896</text:p>
          </table:table-cell>
          <table:table-cell table:formula="of:=[.E6]*[.L6]" office:value-type="float" office:value="248888888.888889" calcext:value-type="float">
            <text:p>248,888,888.89</text:p>
          </table:table-cell>
          <table:table-cell table:formula="of:=([.M6])/(1000000)" office:value-type="float" office:value="248.888888888889" calcext:value-type="float">
            <text:p>248.89</text:p>
          </table:table-cell>
          <table:table-cell table:formula="of:=[.K6]/2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40AX</text:p>
          </table:table-cell>
          <table:table-cell office:value-type="float" office:value="12.8" calcext:value-type="float">
            <text:p>12.8</text:p>
          </table:table-cell>
          <table:table-cell office:value-type="float" office:value="0.8" calcext:value-type="float">
            <text:p>0.8</text:p>
          </table:table-cell>
          <table:table-cell table:formula="of:=[.B7]+[.C7]" office:value-type="float" office:value="13.6" calcext:value-type="float">
            <text:p>13.6</text:p>
          </table:table-cell>
          <table:table-cell table:formula="of:=1/([.D7]*0.000001)" office:value-type="float" office:value="73529.4117647059" calcext:value-type="float">
            <text:p>7.35E+04</text:p>
          </table:table-cell>
          <table:table-cell table:formula="of:=1/([.B7]*0.000001)" office:value-type="float" office:value="78125" calcext:value-type="float">
            <text:p>7.81E+04</text:p>
          </table:table-cell>
          <table:table-cell office:value-type="float" office:value="40000000" calcext:value-type="float">
            <text:p>4.00E+07</text:p>
          </table:table-cell>
          <table:table-cell table:formula="of:=[.G7]/[.F7]" office:value-type="float" office:value="512" calcext:value-type="float">
            <text:p>512</text:p>
          </table:table-cell>
          <table:table-cell table:formula="of:=[.H7]-16" office:value-type="float" office:value="496" calcext:value-type="float">
            <text:p>496</text:p>
          </table:table-cell>
          <table:table-cell office:value-type="string" calcext:value-type="string">
            <text:p>QAM1024</text:p>
          </table:table-cell>
          <table:table-cell office:value-type="float" office:value="10" calcext:value-type="float">
            <text:p>10</text:p>
          </table:table-cell>
          <table:table-cell table:formula="of:=[.I7]*[.K7]" office:value-type="float" office:value="4960" calcext:value-type="float">
            <text:p>4960</text:p>
          </table:table-cell>
          <table:table-cell table:formula="of:=[.E7]*[.L7]" office:value-type="float" office:value="364705882.352941" calcext:value-type="float">
            <text:p>364,705,882.35</text:p>
          </table:table-cell>
          <table:table-cell table:formula="of:=([.M7])/(1000000)" office:value-type="float" office:value="364.705882352941" calcext:value-type="float">
            <text:p>364.71</text:p>
          </table:table-cell>
          <table:table-cell table:formula="of:=[.K7]/2" office:value-type="float" office:value="5" calcext:value-type="float">
            <text:p>5</text:p>
          </table:table-cell>
          <table:table-cell table:number-columns-repeated="1009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ideo Rates" table:style-name="ta1"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3" table:default-cell-style-name="Default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Vres</text:p>
          </table:table-cell>
          <table:table-cell office:value-type="string" calcext:value-type="string">
            <text:p>Hres</text:p>
          </table:table-cell>
          <table:table-cell table:style-name="ce1" office:value-type="string" calcext:value-type="string">
            <text:p>Bit Depth</text:p>
          </table:table-cell>
          <table:table-cell table:style-name="ce1" office:value-type="string" calcext:value-type="string">
            <text:p>Frame Rate (Hz)</text:p>
          </table:table-cell>
          <table:table-cell table:style-name="ce1" office:value-type="string" calcext:value-type="string">
            <text:p>Chroma Fraction (U&amp;V area / Y area)</text:p>
          </table:table-cell>
          <table:table-cell table:style-name="ce1" office:value-type="string" calcext:value-type="string">
            <text:p>YUV Size</text:p>
          </table:table-cell>
          <table:table-cell office:value-type="string" calcext:value-type="string">
            <text:p>Bits/Frame</text:p>
          </table:table-cell>
          <table:table-cell office:value-type="string" calcext:value-type="string">
            <text:p>Bits/Second</text:p>
          </table:table-cell>
          <table:table-cell office:value-type="string" calcext:value-type="string">
            <text:p>Mbps</text:p>
          </table:table-cell>
        </table:table-row>
        <table:table-row table:style-name="ro2">
          <table:table-cell office:value-type="string" calcext:value-type="string">
            <text:p>1080p60</text:p>
          </table:table-cell>
          <table:table-cell office:value-type="float" office:value="1080" calcext:value-type="float">
            <text:p>1080</text:p>
          </table:table-cell>
          <table:table-cell office:value-type="float" office:value="1920" calcext:value-type="float">
            <text:p>192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1+[.F2]" office:value-type="float" office:value="3" calcext:value-type="float">
            <text:p>3</text:p>
          </table:table-cell>
          <table:table-cell table:formula="of:=[.B2]*[.C2]*[.D2]*[.G2]" office:value-type="float" office:value="49766400" calcext:value-type="float">
            <text:p>49766400</text:p>
          </table:table-cell>
          <table:table-cell table:formula="of:=[.H2]*[.E2]" office:value-type="float" office:value="2985984000" calcext:value-type="float">
            <text:p>2985984000</text:p>
          </table:table-cell>
          <table:table-cell table:formula="of:=[.I2]/(1000000)" office:value-type="float" office:value="2985.984" calcext:value-type="float">
            <text:p>2985.984</text:p>
          </table:table-cell>
        </table:table-row>
        <table:table-row table:style-name="ro2">
          <table:table-cell office:value-type="string" calcext:value-type="string">
            <text:p>1080p120</text:p>
          </table:table-cell>
          <table:table-cell office:value-type="float" office:value="1080" calcext:value-type="float">
            <text:p>1080</text:p>
          </table:table-cell>
          <table:table-cell office:value-type="float" office:value="1920" calcext:value-type="float">
            <text:p>1920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formula="of:=1+[.F3]" office:value-type="float" office:value="3" calcext:value-type="float">
            <text:p>3</text:p>
          </table:table-cell>
          <table:table-cell table:formula="of:=[.B3]*[.C3]*[.D3]*[.G3]" office:value-type="float" office:value="49766400" calcext:value-type="float">
            <text:p>49766400</text:p>
          </table:table-cell>
          <table:table-cell table:formula="of:=[.H3]*[.E3]" office:value-type="float" office:value="5971968000" calcext:value-type="float">
            <text:p>5971968000</text:p>
          </table:table-cell>
          <table:table-cell table:formula="of:=[.I3]/(1000000)" office:value-type="float" office:value="5971.968" calcext:value-type="float">
            <text:p>5971.968</text:p>
          </table:table-cell>
        </table:table-row>
        <table:table-row table:style-name="ro2">
          <table:table-cell office:value-type="string" calcext:value-type="string">
            <text:p>720p60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1+[.F4]" office:value-type="float" office:value="3" calcext:value-type="float">
            <text:p>3</text:p>
          </table:table-cell>
          <table:table-cell table:formula="of:=[.B4]*[.C4]*[.D4]*[.G4]" office:value-type="float" office:value="22118400" calcext:value-type="float">
            <text:p>22118400</text:p>
          </table:table-cell>
          <table:table-cell table:formula="of:=[.H4]*[.E4]" office:value-type="float" office:value="1327104000" calcext:value-type="float">
            <text:p>1327104000</text:p>
          </table:table-cell>
          <table:table-cell table:formula="of:=[.I4]/(1000000)" office:value-type="float" office:value="1327.104" calcext:value-type="float">
            <text:p>1327.104</text:p>
          </table:table-cell>
        </table:table-row>
        <table:table-row table:style-name="ro2">
          <table:table-cell office:value-type="string" calcext:value-type="string">
            <text:p>720p120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formula="of:=1+[.F5]" office:value-type="float" office:value="3" calcext:value-type="float">
            <text:p>3</text:p>
          </table:table-cell>
          <table:table-cell table:formula="of:=[.B5]*[.C5]*[.D5]*[.G5]" office:value-type="float" office:value="22118400" calcext:value-type="float">
            <text:p>22118400</text:p>
          </table:table-cell>
          <table:table-cell table:formula="of:=[.H5]*[.E5]" office:value-type="float" office:value="2654208000" calcext:value-type="float">
            <text:p>2654208000</text:p>
          </table:table-cell>
          <table:table-cell table:formula="of:=[.I5]/(1000000)" office:value-type="float" office:value="2654.208" calcext:value-type="float">
            <text:p>2654.208</text:p>
          </table:table-cell>
        </table:table-row>
        <table:table-row table:style-name="ro2">
          <table:table-cell office:value-type="string" calcext:value-type="string">
            <text:p>QVGA60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1+[.F6]" office:value-type="float" office:value="3" calcext:value-type="float">
            <text:p>3</text:p>
          </table:table-cell>
          <table:table-cell table:formula="of:=[.B6]*[.C6]*[.D6]*[.G6]" office:value-type="float" office:value="29491200" calcext:value-type="float">
            <text:p>29491200</text:p>
          </table:table-cell>
          <table:table-cell table:formula="of:=[.H6]*[.E6]" office:value-type="float" office:value="1769472000" calcext:value-type="float">
            <text:p>1769472000</text:p>
          </table:table-cell>
          <table:table-cell table:formula="of:=[.I6]/(1000000)" office:value-type="float" office:value="1769.472" calcext:value-type="float">
            <text:p>1769.472</text:p>
          </table:table-cell>
        </table:table-row>
        <table:table-row table:style-name="ro2">
          <table:table-cell office:value-type="string" calcext:value-type="string">
            <text:p>QVGA120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formula="of:=1+[.F7]" office:value-type="float" office:value="3" calcext:value-type="float">
            <text:p>3</text:p>
          </table:table-cell>
          <table:table-cell table:formula="of:=[.B7]*[.C7]*[.D7]*[.G7]" office:value-type="float" office:value="29491200" calcext:value-type="float">
            <text:p>29491200</text:p>
          </table:table-cell>
          <table:table-cell table:formula="of:=[.H7]*[.E7]" office:value-type="float" office:value="3538944000" calcext:value-type="float">
            <text:p>3538944000</text:p>
          </table:table-cell>
          <table:table-cell table:formula="of:=[.I7]/(1000000)" office:value-type="float" office:value="3538.944" calcext:value-type="float">
            <text:p>3538.944</text:p>
          </table:table-cell>
        </table:table-row>
        <table:table-row table:style-name="ro2">
          <table:table-cell office:value-type="string" calcext:value-type="string">
            <text:p>QVGA120, 4:2:0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.5</text:p>
          </table:table-cell>
          <table:table-cell table:formula="of:=1+[.F8]" office:value-type="float" office:value="1.5" calcext:value-type="float">
            <text:p>1.5</text:p>
          </table:table-cell>
          <table:table-cell table:formula="of:=[.B8]*[.C8]*[.D8]*[.G8]" office:value-type="float" office:value="14745600" calcext:value-type="float">
            <text:p>14745600</text:p>
          </table:table-cell>
          <table:table-cell table:formula="of:=[.H8]*[.E8]" office:value-type="float" office:value="1769472000" calcext:value-type="float">
            <text:p>1769472000</text:p>
          </table:table-cell>
          <table:table-cell table:formula="of:=[.I8]/(1000000)" office:value-type="float" office:value="1769.472" calcext:value-type="float">
            <text:p>1769.472</text:p>
          </table:table-cell>
        </table:table-row>
        <table:table-row table:style-name="ro2">
          <table:table-cell office:value-type="string" calcext:value-type="string">
            <text:p>NTSCi60</text:p>
          </table:table-cell>
          <table:table-cell office:value-type="float" office:value="720" calcext:value-type="float">
            <text:p>720</text:p>
          </table:table-cell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0.5" calcext:value-type="float">
            <text:p>0.5</text:p>
          </table:table-cell>
          <table:table-cell table:formula="of:=1+[.F9]" office:value-type="float" office:value="1.5" calcext:value-type="float">
            <text:p>1.5</text:p>
          </table:table-cell>
          <table:table-cell table:formula="of:=[.B9]*[.C9]*[.D9]*[.G9]" office:value-type="float" office:value="4147200" calcext:value-type="float">
            <text:p>4147200</text:p>
          </table:table-cell>
          <table:table-cell table:formula="of:=[.H9]*[.E9]" office:value-type="float" office:value="124416000" calcext:value-type="float">
            <text:p>124416000</text:p>
          </table:table-cell>
          <table:table-cell table:formula="of:=[.I9]/(1000000)" office:value-type="float" office:value="124.416" calcext:value-type="float">
            <text:p>124.416</text:p>
          </table:table-cell>
        </table:table-row>
      </table:table>
      <table:table table:name="Compression Rates" table:style-name="ta1">
        <table:shapes>
          <draw:frame draw:z-index="0" draw:style-name="gr1" draw:text-style-name="P1" svg:width="6.4787in" svg:height="3.8693in" svg:x="8.115in" svg:y="0.3972in">
            <draw:object draw:notify-on-update-of-ranges="'Compression Rates'.C1:'Compression Rates'.H1 'Compression Rates'.A3:'Compression Rates'.A3 'Compression Rates'.C3:'Compression Rates'.H3 'Compression Rates'.A4:'Compression Rates'.A4 'Compression Rates'.C4:'Compression Rates'.H4 'Compression Rates'.A5:'Compression Rates'.A5 'Compression Rates'.C5:'Compression Rates'.H5 'Compression Rates'.A6:'Compression Rates'.A6 'Compression Rates'.C6:'Compression Rates'.H6 'Compression Rates'.A7:'Compression Rates'.A7 'Compression Rates'.C7:'Compression Rates'.H7 'Compression Rates'.A8:'Compression Rates'.A8 'Compression Rates'.C8:'Compression Rates'.H8 'Compression Rates'.A9:'Compression Rates'.A9 'Compression Rates'.C9:'Compression Rates'.H9 'Compression Rates'.A10:'Compression Rates'.A10 'Compression Rates'.C10:'Compression Rates'.H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7" table:default-cell-style-name="ce9"/>
        <table:table-column table:style-name="co5" table:default-cell-style-name="ce11"/>
        <table:table-column table:style-name="co5" table:number-columns-repeated="6" table:default-cell-style-name="Default"/>
        <table:table-row table:style-name="ro2">
          <table:table-cell table:style-name="ce7"/>
          <table:table-cell table:style-name="ce10"/>
          <table:table-cell table:style-name="ce12" table:formula="of:=[$'RF Rates'.A2]" office:value-type="string" office:string-value="20N" calcext:value-type="string">
            <text:p>20N</text:p>
          </table:table-cell>
          <table:table-cell table:style-name="ce12" table:formula="of:=[$'RF Rates'.A3]" office:value-type="string" office:string-value="20AC" calcext:value-type="string">
            <text:p>20AC</text:p>
          </table:table-cell>
          <table:table-cell table:style-name="ce12" table:formula="of:=[$'RF Rates'.A4]" office:value-type="string" office:string-value="20AX" calcext:value-type="string">
            <text:p>20AX</text:p>
          </table:table-cell>
          <table:table-cell table:style-name="ce12" table:formula="of:=[$'RF Rates'.A5]" office:value-type="string" office:string-value="40N" calcext:value-type="string">
            <text:p>40N</text:p>
          </table:table-cell>
          <table:table-cell table:style-name="ce12" table:formula="of:=[$'RF Rates'.A6]" office:value-type="string" office:string-value="40AC" calcext:value-type="string">
            <text:p>40AC</text:p>
          </table:table-cell>
          <table:table-cell table:style-name="ce15" table:formula="of:=[$'RF Rates'.A7]" office:value-type="string" office:string-value="40AX" calcext:value-type="string">
            <text:p>40AX</text:p>
          </table:table-cell>
        </table:table-row>
        <table:table-row table:style-name="ro2">
          <table:table-cell table:style-name="ce7"/>
          <table:table-cell table:style-name="ce10"/>
          <table:table-cell table:style-name="ce13" table:formula="of:=[$'RF Rates'.N2]" office:value-type="float" office:value="80" calcext:value-type="float">
            <text:p>80.00</text:p>
          </table:table-cell>
          <table:table-cell table:style-name="ce13" table:formula="of:=[$'RF Rates'.N3]" office:value-type="float" office:value="106.666666666667" calcext:value-type="float">
            <text:p>106.67</text:p>
          </table:table-cell>
          <table:table-cell table:style-name="ce13" table:formula="of:=[$'RF Rates'.N4]" office:value-type="float" office:value="176.470588235294" calcext:value-type="float">
            <text:p>176.47</text:p>
          </table:table-cell>
          <table:table-cell table:style-name="ce13" table:formula="of:=[$'RF Rates'.N5]" office:value-type="float" office:value="186.666666666667" calcext:value-type="float">
            <text:p>186.67</text:p>
          </table:table-cell>
          <table:table-cell table:style-name="ce13" table:formula="of:=[$'RF Rates'.N6]" office:value-type="float" office:value="248.888888888889" calcext:value-type="float">
            <text:p>248.89</text:p>
          </table:table-cell>
          <table:table-cell table:style-name="ce13" table:formula="of:=[$'RF Rates'.N7]" office:value-type="float" office:value="364.705882352941" calcext:value-type="float">
            <text:p>364.71</text:p>
          </table:table-cell>
        </table:table-row>
        <table:table-row table:style-name="ro2">
          <table:table-cell table:style-name="ce8" table:formula="of:=[$'Video Rates'.A2]" office:value-type="string" office:string-value="1080p60" calcext:value-type="string">
            <text:p>1080p60</text:p>
          </table:table-cell>
          <table:table-cell table:formula="of:=[$'Video Rates'.J2]" office:value-type="float" office:value="2985.984" calcext:value-type="float">
            <text:p>2985.984</text:p>
          </table:table-cell>
          <table:table-cell table:style-name="ce14" table:formula="of:=[.B3]/[.C2]" office:value-type="float" office:value="37.3248" calcext:value-type="float">
            <text:p>37.3248</text:p>
          </table:table-cell>
          <table:table-cell table:style-name="ce14" table:formula="of:=[.$B3]/[.D$2]" office:value-type="float" office:value="27.9936" calcext:value-type="float">
            <text:p>27.9936</text:p>
          </table:table-cell>
          <table:table-cell table:style-name="ce14" table:formula="of:=[.$B3]/[.E$2]" office:value-type="float" office:value="16.920576" calcext:value-type="float">
            <text:p>16.920576</text:p>
          </table:table-cell>
          <table:table-cell table:style-name="ce14" table:formula="of:=[.$B3]/[.F$2]" office:value-type="float" office:value="15.9963428571429" calcext:value-type="float">
            <text:p>15.9963428571429</text:p>
          </table:table-cell>
          <table:table-cell table:style-name="ce14" table:formula="of:=[.$B3]/[.G$2]" office:value-type="float" office:value="11.9972571428571" calcext:value-type="float">
            <text:p>11.9972571428571</text:p>
          </table:table-cell>
          <table:table-cell table:style-name="ce14" table:formula="of:=[.$B3]/[.H$2]" office:value-type="float" office:value="8.18737548387097" calcext:value-type="float">
            <text:p>8.18737548387097</text:p>
          </table:table-cell>
        </table:table-row>
        <table:table-row table:style-name="ro2">
          <table:table-cell table:style-name="ce8" table:formula="of:=[$'Video Rates'.A3]" office:value-type="string" office:string-value="1080p120" calcext:value-type="string">
            <text:p>1080p120</text:p>
          </table:table-cell>
          <table:table-cell table:formula="of:=[$'Video Rates'.J3]" office:value-type="float" office:value="5971.968" calcext:value-type="float">
            <text:p>5971.968</text:p>
          </table:table-cell>
          <table:table-cell table:style-name="ce14" table:formula="of:=[.B4]/[.C$2]" office:value-type="float" office:value="74.6496" calcext:value-type="float">
            <text:p>74.6496</text:p>
          </table:table-cell>
          <table:table-cell table:style-name="ce14" table:formula="of:=[.$B4]/[.D$2]" office:value-type="float" office:value="55.9872" calcext:value-type="float">
            <text:p>55.9872</text:p>
          </table:table-cell>
          <table:table-cell table:style-name="ce14" table:formula="of:=[.$B4]/[.E$2]" office:value-type="float" office:value="33.841152" calcext:value-type="float">
            <text:p>33.841152</text:p>
          </table:table-cell>
          <table:table-cell table:style-name="ce14" table:formula="of:=[.$B4]/[.F$2]" office:value-type="float" office:value="31.9926857142857" calcext:value-type="float">
            <text:p>31.9926857142857</text:p>
          </table:table-cell>
          <table:table-cell table:style-name="ce14" table:formula="of:=[.$B4]/[.G$2]" office:value-type="float" office:value="23.9945142857143" calcext:value-type="float">
            <text:p>23.9945142857143</text:p>
          </table:table-cell>
          <table:table-cell table:style-name="ce14" table:formula="of:=[.$B4]/[.H$2]" office:value-type="float" office:value="16.3747509677419" calcext:value-type="float">
            <text:p>16.3747509677419</text:p>
          </table:table-cell>
        </table:table-row>
        <table:table-row table:style-name="ro2">
          <table:table-cell table:style-name="ce8" table:formula="of:=[$'Video Rates'.A4]" office:value-type="string" office:string-value="720p60" calcext:value-type="string">
            <text:p>720p60</text:p>
          </table:table-cell>
          <table:table-cell table:formula="of:=[$'Video Rates'.J4]" office:value-type="float" office:value="1327.104" calcext:value-type="float">
            <text:p>1327.104</text:p>
          </table:table-cell>
          <table:table-cell table:style-name="ce14" table:formula="of:=[.B5]/[.C$2]" office:value-type="float" office:value="16.5888" calcext:value-type="float">
            <text:p>16.5888</text:p>
          </table:table-cell>
          <table:table-cell table:style-name="ce14" table:formula="of:=[.$B5]/[.D$2]" office:value-type="float" office:value="12.4416" calcext:value-type="float">
            <text:p>12.4416</text:p>
          </table:table-cell>
          <table:table-cell table:style-name="ce14" table:formula="of:=[.$B5]/[.E$2]" office:value-type="float" office:value="7.520256" calcext:value-type="float">
            <text:p>7.520256</text:p>
          </table:table-cell>
          <table:table-cell table:style-name="ce14" table:formula="of:=[.$B5]/[.F$2]" office:value-type="float" office:value="7.10948571428571" calcext:value-type="float">
            <text:p>7.10948571428571</text:p>
          </table:table-cell>
          <table:table-cell table:style-name="ce14" table:formula="of:=[.$B5]/[.G$2]" office:value-type="float" office:value="5.33211428571429" calcext:value-type="float">
            <text:p>5.33211428571429</text:p>
          </table:table-cell>
          <table:table-cell table:style-name="ce14" table:formula="of:=[.$B5]/[.H$2]" office:value-type="float" office:value="3.6388335483871" calcext:value-type="float">
            <text:p>3.6388335483871</text:p>
          </table:table-cell>
        </table:table-row>
        <table:table-row table:style-name="ro2">
          <table:table-cell table:style-name="ce8" table:formula="of:=[$'Video Rates'.A5]" office:value-type="string" office:string-value="720p120" calcext:value-type="string">
            <text:p>720p120</text:p>
          </table:table-cell>
          <table:table-cell table:formula="of:=[$'Video Rates'.J5]" office:value-type="float" office:value="2654.208" calcext:value-type="float">
            <text:p>2654.208</text:p>
          </table:table-cell>
          <table:table-cell table:style-name="ce14" table:formula="of:=[.B6]/[.C$2]" office:value-type="float" office:value="33.1776" calcext:value-type="float">
            <text:p>33.1776</text:p>
          </table:table-cell>
          <table:table-cell table:style-name="ce14" table:formula="of:=[.$B6]/[.D$2]" office:value-type="float" office:value="24.8832" calcext:value-type="float">
            <text:p>24.8832</text:p>
          </table:table-cell>
          <table:table-cell table:style-name="ce14" table:formula="of:=[.$B6]/[.E$2]" office:value-type="float" office:value="15.040512" calcext:value-type="float">
            <text:p>15.040512</text:p>
          </table:table-cell>
          <table:table-cell table:style-name="ce14" table:formula="of:=[.$B6]/[.F$2]" office:value-type="float" office:value="14.2189714285714" calcext:value-type="float">
            <text:p>14.2189714285714</text:p>
          </table:table-cell>
          <table:table-cell table:style-name="ce14" table:formula="of:=[.$B6]/[.G$2]" office:value-type="float" office:value="10.6642285714286" calcext:value-type="float">
            <text:p>10.6642285714286</text:p>
          </table:table-cell>
          <table:table-cell table:style-name="ce14" table:formula="of:=[.$B6]/[.H$2]" office:value-type="float" office:value="7.27766709677419" calcext:value-type="float">
            <text:p>7.27766709677419</text:p>
          </table:table-cell>
        </table:table-row>
        <table:table-row table:style-name="ro2">
          <table:table-cell table:style-name="ce8" table:formula="of:=[$'Video Rates'.A6]" office:value-type="string" office:string-value="QVGA60" calcext:value-type="string">
            <text:p>QVGA60</text:p>
          </table:table-cell>
          <table:table-cell table:formula="of:=[$'Video Rates'.J6]" office:value-type="float" office:value="1769.472" calcext:value-type="float">
            <text:p>1769.472</text:p>
          </table:table-cell>
          <table:table-cell table:style-name="ce14" table:formula="of:=[.B7]/[.C$2]" office:value-type="float" office:value="22.1184" calcext:value-type="float">
            <text:p>22.1184</text:p>
          </table:table-cell>
          <table:table-cell table:style-name="ce14" table:formula="of:=[.$B7]/[.D$2]" office:value-type="float" office:value="16.5888" calcext:value-type="float">
            <text:p>16.5888</text:p>
          </table:table-cell>
          <table:table-cell table:style-name="ce14" table:formula="of:=[.$B7]/[.E$2]" office:value-type="float" office:value="10.027008" calcext:value-type="float">
            <text:p>10.027008</text:p>
          </table:table-cell>
          <table:table-cell table:style-name="ce14" table:formula="of:=[.$B7]/[.F$2]" office:value-type="float" office:value="9.47931428571429" calcext:value-type="float">
            <text:p>9.47931428571429</text:p>
          </table:table-cell>
          <table:table-cell table:style-name="ce14" table:formula="of:=[.$B7]/[.G$2]" office:value-type="float" office:value="7.10948571428571" calcext:value-type="float">
            <text:p>7.10948571428571</text:p>
          </table:table-cell>
          <table:table-cell table:style-name="ce14" table:formula="of:=[.$B7]/[.H$2]" office:value-type="float" office:value="4.85177806451613" calcext:value-type="float">
            <text:p>4.85177806451613</text:p>
          </table:table-cell>
        </table:table-row>
        <table:table-row table:style-name="ro2">
          <table:table-cell table:style-name="ce8" table:formula="of:=[$'Video Rates'.A7]" office:value-type="string" office:string-value="QVGA120" calcext:value-type="string">
            <text:p>QVGA120</text:p>
          </table:table-cell>
          <table:table-cell table:formula="of:=[$'Video Rates'.J7]" office:value-type="float" office:value="3538.944" calcext:value-type="float">
            <text:p>3538.944</text:p>
          </table:table-cell>
          <table:table-cell table:style-name="ce14" table:formula="of:=[.B8]/[.C$2]" office:value-type="float" office:value="44.2368" calcext:value-type="float">
            <text:p>44.2368</text:p>
          </table:table-cell>
          <table:table-cell table:style-name="ce14" table:formula="of:=[.$B8]/[.D$2]" office:value-type="float" office:value="33.1776" calcext:value-type="float">
            <text:p>33.1776</text:p>
          </table:table-cell>
          <table:table-cell table:style-name="ce14" table:formula="of:=[.$B8]/[.E$2]" office:value-type="float" office:value="20.054016" calcext:value-type="float">
            <text:p>20.054016</text:p>
          </table:table-cell>
          <table:table-cell table:style-name="ce14" table:formula="of:=[.$B8]/[.F$2]" office:value-type="float" office:value="18.9586285714286" calcext:value-type="float">
            <text:p>18.9586285714286</text:p>
          </table:table-cell>
          <table:table-cell table:style-name="ce14" table:formula="of:=[.$B8]/[.G$2]" office:value-type="float" office:value="14.2189714285714" calcext:value-type="float">
            <text:p>14.2189714285714</text:p>
          </table:table-cell>
          <table:table-cell table:style-name="ce14" table:formula="of:=[.$B8]/[.H$2]" office:value-type="float" office:value="9.70355612903226" calcext:value-type="float">
            <text:p>9.70355612903226</text:p>
          </table:table-cell>
        </table:table-row>
        <table:table-row table:style-name="ro2">
          <table:table-cell table:style-name="ce8" table:formula="of:=[$'Video Rates'.A8]" office:value-type="string" office:string-value="QVGA120, 4:2:0" calcext:value-type="string">
            <text:p>QVGA120, 4:2:0</text:p>
          </table:table-cell>
          <table:table-cell table:formula="of:=[$'Video Rates'.J8]" office:value-type="float" office:value="1769.472" calcext:value-type="float">
            <text:p>1769.472</text:p>
          </table:table-cell>
          <table:table-cell table:style-name="ce14" table:formula="of:=[.B9]/[.C$2]" office:value-type="float" office:value="22.1184" calcext:value-type="float">
            <text:p>22.1184</text:p>
          </table:table-cell>
          <table:table-cell table:style-name="ce14" table:formula="of:=[.$B9]/[.D$2]" office:value-type="float" office:value="16.5888" calcext:value-type="float">
            <text:p>16.5888</text:p>
          </table:table-cell>
          <table:table-cell table:style-name="ce14" table:formula="of:=[.$B9]/[.E$2]" office:value-type="float" office:value="10.027008" calcext:value-type="float">
            <text:p>10.027008</text:p>
          </table:table-cell>
          <table:table-cell table:style-name="ce14" table:formula="of:=[.$B9]/[.F$2]" office:value-type="float" office:value="9.47931428571429" calcext:value-type="float">
            <text:p>9.47931428571429</text:p>
          </table:table-cell>
          <table:table-cell table:style-name="ce14" table:formula="of:=[.$B9]/[.G$2]" office:value-type="float" office:value="7.10948571428571" calcext:value-type="float">
            <text:p>7.10948571428571</text:p>
          </table:table-cell>
          <table:table-cell table:style-name="ce14" table:formula="of:=[.$B9]/[.H$2]" office:value-type="float" office:value="4.85177806451613" calcext:value-type="float">
            <text:p>4.85177806451613</text:p>
          </table:table-cell>
        </table:table-row>
        <table:table-row table:style-name="ro2">
          <table:table-cell table:style-name="ce8" table:formula="of:=[$'Video Rates'.A9]" office:value-type="string" office:string-value="NTSCi60" calcext:value-type="string">
            <text:p>NTSCi60</text:p>
          </table:table-cell>
          <table:table-cell table:formula="of:=[$'Video Rates'.J9]" office:value-type="float" office:value="124.416" calcext:value-type="float">
            <text:p>124.416</text:p>
          </table:table-cell>
          <table:table-cell table:style-name="ce14" table:formula="of:=[.B10]/[.C$2]" office:value-type="float" office:value="1.5552" calcext:value-type="float">
            <text:p>1.5552</text:p>
          </table:table-cell>
          <table:table-cell table:style-name="ce14" table:formula="of:=[.$B10]/[.D$2]" office:value-type="float" office:value="1.1664" calcext:value-type="float">
            <text:p>1.1664</text:p>
          </table:table-cell>
          <table:table-cell table:style-name="ce14" table:formula="of:=[.$B10]/[.E$2]" office:value-type="float" office:value="0.705024" calcext:value-type="float">
            <text:p>0.705024</text:p>
          </table:table-cell>
          <table:table-cell table:style-name="ce14" table:formula="of:=[.$B10]/[.F$2]" office:value-type="float" office:value="0.666514285714286" calcext:value-type="float">
            <text:p>0.666514285714286</text:p>
          </table:table-cell>
          <table:table-cell table:style-name="ce14" table:formula="of:=[.$B10]/[.G$2]" office:value-type="float" office:value="0.499885714285714" calcext:value-type="float">
            <text:p>0.499885714285714</text:p>
          </table:table-cell>
          <table:table-cell table:style-name="ce14" table:formula="of:=[.$B10]/[.H$2]" office:value-type="float" office:value="0.34114064516129" calcext:value-type="float">
            <text:p>0.34114064516129</text:p>
          </table:table-cell>
        </table:table-row>
        <table:table-row table:style-name="ro2" table:number-rows-repeated="11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'Compression Rates'.C3:'Compression Rates'.H10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a6a6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4T14:44:41.535000000</meta:creation-date>
    <dc:date>2022-01-15T15:52:29.583000000</dc:date>
    <meta:editing-duration>PT4H4M3S</meta:editing-duration>
    <meta:editing-cycles>10</meta:editing-cycles>
    <meta:generator>LibreOffice/7.2.4.1$Windows_X86_64 LibreOffice_project/27d75539669ac387bb498e35313b970b7fe9c4f9</meta:generator>
    <meta:document-statistic meta:table-count="3" meta:cell-count="27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457cm" svg:height="9.829cm" xlink:href=".." xlink:type="simple" chart:class="chart:bar" chart:style-name="ch1">
        <chart:title svg:x="2.073cm" svg:y="0.331cm" chart:style-name="ch2">
          <text:p>Compression Rate Required For Various Video Standards, vs Wireless Bitrate</text:p>
        </chart:title>
        <chart:legend chart:legend-position="end" svg:x="13.162cm" svg:y="2.872cm" style:legend-expansion="high" chart:style-name="ch3"/>
        <chart:plot-area chart:style-name="ch4" table:cell-range-address="'Compression Rates'.C1:'Compression Rates'.H1 'Compression Rates'.A3:'Compression Rates'.A10 'Compression Rates'.C3:'Compression Rates'.H10" chart:data-source-has-labels="both" svg:x="1.34cm" svg:y="1.81cm" svg:width="11.493cm" svg:height="6.842cm">
          <chart:coordinate-region svg:x="1.961cm" svg:y="2.009cm" svg:width="10.872cm" svg:height="5.996cm"/>
          <chart:axis chart:dimension="x" chart:name="primary-x" chart:style-name="ch5" chartooo:axis-type="auto">
            <chartooo:date-scale/>
            <chart:title svg:x="5.124cm" svg:y="8.848cm" chart:style-name="ch6">
              <text:p>Wireless Xmit Rate (Mbps)</text:p>
            </chart:title>
            <chart:categories table:cell-range-address="'Compression Rates'.C1:'Compression Rates'.H1"/>
          </chart:axis>
          <chart:axis chart:dimension="y" chart:name="primary-y" chart:style-name="ch7">
            <chart:title svg:x="0.451cm" svg:y="7.352cm" chart:style-name="ch8">
              <text:p>Required Compression Rate</text:p>
            </chart:title>
            <chart:grid chart:style-name="ch9" chart:class="major"/>
          </chart:axis>
          <chart:series chart:style-name="ch10" chart:values-cell-range-address="'Compression Rates'.C3:'Compression Rates'.H3" chart:label-cell-address="'Compression Rates'.A3:'Compression Rates'.A3" chart:class="chart:bar">
            <chart:data-point chart:repeated="6"/>
          </chart:series>
          <chart:series chart:style-name="ch11" chart:values-cell-range-address="'Compression Rates'.C4:'Compression Rates'.H4" chart:label-cell-address="'Compression Rates'.A4:'Compression Rates'.A4" chart:class="chart:bar">
            <chart:data-point chart:repeated="6"/>
          </chart:series>
          <chart:series chart:style-name="ch12" chart:values-cell-range-address="'Compression Rates'.C5:'Compression Rates'.H5" chart:label-cell-address="'Compression Rates'.A5:'Compression Rates'.A5" chart:class="chart:bar">
            <chart:data-point chart:repeated="6"/>
          </chart:series>
          <chart:series chart:style-name="ch13" chart:values-cell-range-address="'Compression Rates'.C6:'Compression Rates'.H6" chart:label-cell-address="'Compression Rates'.A6:'Compression Rates'.A6" chart:class="chart:bar">
            <chart:data-point chart:repeated="6"/>
          </chart:series>
          <chart:series chart:style-name="ch14" chart:values-cell-range-address="'Compression Rates'.C7:'Compression Rates'.H7" chart:label-cell-address="'Compression Rates'.A7:'Compression Rates'.A7" chart:class="chart:bar">
            <chart:data-point chart:repeated="6"/>
          </chart:series>
          <chart:series chart:style-name="ch15" chart:values-cell-range-address="'Compression Rates'.C8:'Compression Rates'.H8" chart:label-cell-address="'Compression Rates'.A8:'Compression Rates'.A8" chart:class="chart:bar">
            <chart:data-point chart:repeated="6"/>
          </chart:series>
          <chart:series chart:style-name="ch16" chart:values-cell-range-address="'Compression Rates'.C9:'Compression Rates'.H9" chart:label-cell-address="'Compression Rates'.A9:'Compression Rates'.A9" chart:class="chart:bar">
            <chart:data-point chart:repeated="6"/>
          </chart:series>
          <chart:series chart:style-name="ch17" chart:values-cell-range-address="'Compression Rates'.C10:'Compression Rates'.H10" chart:label-cell-address="'Compression Rates'.A10:'Compression Rates'.A10" chart:class="chart:bar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N</text:p>
                <draw:g>
                  <svg:desc>'Compression Rates'.C1:'Compression Rates'.H1</svg:desc>
                </draw:g>
              </table:table-cell>
              <table:table-cell office:value-type="string">
                <text:p>20AC</text:p>
              </table:table-cell>
              <table:table-cell office:value-type="string">
                <text:p>20AX</text:p>
              </table:table-cell>
              <table:table-cell office:value-type="string">
                <text:p>40N</text:p>
              </table:table-cell>
              <table:table-cell office:value-type="string">
                <text:p>40AC</text:p>
              </table:table-cell>
              <table:table-cell office:value-type="string">
                <text:p>40AX</text:p>
              </table:table-cell>
            </table:table-row>
          </table:table-header-rows>
          <table:table-rows>
            <table:table-row>
              <table:table-cell office:value-type="string">
                <text:p>1080p60</text:p>
                <draw:g>
                  <svg:desc>'Compression Rates'.A3:'Compression Rates'.A3</svg:desc>
                </draw:g>
              </table:table-cell>
              <table:table-cell office:value-type="float" office:value="37.3248">
                <text:p>37.3248</text:p>
                <draw:g>
                  <svg:desc>'Compression Rates'.C3:'Compression Rates'.H3</svg:desc>
                </draw:g>
              </table:table-cell>
              <table:table-cell office:value-type="float" office:value="27.9936">
                <text:p>27.9936</text:p>
              </table:table-cell>
              <table:table-cell office:value-type="float" office:value="16.920576">
                <text:p>16.920576</text:p>
              </table:table-cell>
              <table:table-cell office:value-type="float" office:value="15.9963428571429">
                <text:p>15.9963428571429</text:p>
              </table:table-cell>
              <table:table-cell office:value-type="float" office:value="11.9972571428571">
                <text:p>11.9972571428571</text:p>
              </table:table-cell>
              <table:table-cell office:value-type="float" office:value="8.18737548387097">
                <text:p>8.18737548387097</text:p>
              </table:table-cell>
            </table:table-row>
            <table:table-row>
              <table:table-cell office:value-type="string">
                <text:p>1080p120</text:p>
                <draw:g>
                  <svg:desc>'Compression Rates'.A4:'Compression Rates'.A4</svg:desc>
                </draw:g>
              </table:table-cell>
              <table:table-cell office:value-type="float" office:value="74.6496">
                <text:p>74.6496</text:p>
                <draw:g>
                  <svg:desc>'Compression Rates'.C4:'Compression Rates'.H4</svg:desc>
                </draw:g>
              </table:table-cell>
              <table:table-cell office:value-type="float" office:value="55.9872">
                <text:p>55.9872</text:p>
              </table:table-cell>
              <table:table-cell office:value-type="float" office:value="33.841152">
                <text:p>33.841152</text:p>
              </table:table-cell>
              <table:table-cell office:value-type="float" office:value="31.9926857142857">
                <text:p>31.9926857142857</text:p>
              </table:table-cell>
              <table:table-cell office:value-type="float" office:value="23.9945142857143">
                <text:p>23.9945142857143</text:p>
              </table:table-cell>
              <table:table-cell office:value-type="float" office:value="16.3747509677419">
                <text:p>16.3747509677419</text:p>
              </table:table-cell>
            </table:table-row>
            <table:table-row>
              <table:table-cell office:value-type="string">
                <text:p>720p60</text:p>
                <draw:g>
                  <svg:desc>'Compression Rates'.A5:'Compression Rates'.A5</svg:desc>
                </draw:g>
              </table:table-cell>
              <table:table-cell office:value-type="float" office:value="16.5888">
                <text:p>16.5888</text:p>
                <draw:g>
                  <svg:desc>'Compression Rates'.C5:'Compression Rates'.H5</svg:desc>
                </draw:g>
              </table:table-cell>
              <table:table-cell office:value-type="float" office:value="12.4416">
                <text:p>12.4416</text:p>
              </table:table-cell>
              <table:table-cell office:value-type="float" office:value="7.520256">
                <text:p>7.520256</text:p>
              </table:table-cell>
              <table:table-cell office:value-type="float" office:value="7.10948571428571">
                <text:p>7.10948571428571</text:p>
              </table:table-cell>
              <table:table-cell office:value-type="float" office:value="5.33211428571429">
                <text:p>5.33211428571429</text:p>
              </table:table-cell>
              <table:table-cell office:value-type="float" office:value="3.6388335483871">
                <text:p>3.6388335483871</text:p>
              </table:table-cell>
            </table:table-row>
            <table:table-row>
              <table:table-cell office:value-type="string">
                <text:p>720p120</text:p>
                <draw:g>
                  <svg:desc>'Compression Rates'.A6:'Compression Rates'.A6</svg:desc>
                </draw:g>
              </table:table-cell>
              <table:table-cell office:value-type="float" office:value="33.1776">
                <text:p>33.1776</text:p>
                <draw:g>
                  <svg:desc>'Compression Rates'.C6:'Compression Rates'.H6</svg:desc>
                </draw:g>
              </table:table-cell>
              <table:table-cell office:value-type="float" office:value="24.8832">
                <text:p>24.8832</text:p>
              </table:table-cell>
              <table:table-cell office:value-type="float" office:value="15.040512">
                <text:p>15.040512</text:p>
              </table:table-cell>
              <table:table-cell office:value-type="float" office:value="14.2189714285714">
                <text:p>14.2189714285714</text:p>
              </table:table-cell>
              <table:table-cell office:value-type="float" office:value="10.6642285714286">
                <text:p>10.6642285714286</text:p>
              </table:table-cell>
              <table:table-cell office:value-type="float" office:value="7.27766709677419">
                <text:p>7.27766709677419</text:p>
              </table:table-cell>
            </table:table-row>
            <table:table-row>
              <table:table-cell office:value-type="string">
                <text:p>QVGA60</text:p>
                <draw:g>
                  <svg:desc>'Compression Rates'.A7:'Compression Rates'.A7</svg:desc>
                </draw:g>
              </table:table-cell>
              <table:table-cell office:value-type="float" office:value="22.1184">
                <text:p>22.1184</text:p>
                <draw:g>
                  <svg:desc>'Compression Rates'.C7:'Compression Rates'.H7</svg:desc>
                </draw:g>
              </table:table-cell>
              <table:table-cell office:value-type="float" office:value="16.5888">
                <text:p>16.5888</text:p>
              </table:table-cell>
              <table:table-cell office:value-type="float" office:value="10.027008">
                <text:p>10.027008</text:p>
              </table:table-cell>
              <table:table-cell office:value-type="float" office:value="9.47931428571429">
                <text:p>9.47931428571429</text:p>
              </table:table-cell>
              <table:table-cell office:value-type="float" office:value="7.10948571428571">
                <text:p>7.10948571428571</text:p>
              </table:table-cell>
              <table:table-cell office:value-type="float" office:value="4.85177806451613">
                <text:p>4.85177806451613</text:p>
              </table:table-cell>
            </table:table-row>
            <table:table-row>
              <table:table-cell office:value-type="string">
                <text:p>QVGA120</text:p>
                <draw:g>
                  <svg:desc>'Compression Rates'.A8:'Compression Rates'.A8</svg:desc>
                </draw:g>
              </table:table-cell>
              <table:table-cell office:value-type="float" office:value="44.2368">
                <text:p>44.2368</text:p>
                <draw:g>
                  <svg:desc>'Compression Rates'.C8:'Compression Rates'.H8</svg:desc>
                </draw:g>
              </table:table-cell>
              <table:table-cell office:value-type="float" office:value="33.1776">
                <text:p>33.1776</text:p>
              </table:table-cell>
              <table:table-cell office:value-type="float" office:value="20.054016">
                <text:p>20.054016</text:p>
              </table:table-cell>
              <table:table-cell office:value-type="float" office:value="18.9586285714286">
                <text:p>18.9586285714286</text:p>
              </table:table-cell>
              <table:table-cell office:value-type="float" office:value="14.2189714285714">
                <text:p>14.2189714285714</text:p>
              </table:table-cell>
              <table:table-cell office:value-type="float" office:value="9.70355612903226">
                <text:p>9.70355612903226</text:p>
              </table:table-cell>
            </table:table-row>
            <table:table-row>
              <table:table-cell office:value-type="string">
                <text:p>QVGA120, 4:2:0</text:p>
                <draw:g>
                  <svg:desc>'Compression Rates'.A9:'Compression Rates'.A9</svg:desc>
                </draw:g>
              </table:table-cell>
              <table:table-cell office:value-type="float" office:value="22.1184">
                <text:p>22.1184</text:p>
                <draw:g>
                  <svg:desc>'Compression Rates'.C9:'Compression Rates'.H9</svg:desc>
                </draw:g>
              </table:table-cell>
              <table:table-cell office:value-type="float" office:value="16.5888">
                <text:p>16.5888</text:p>
              </table:table-cell>
              <table:table-cell office:value-type="float" office:value="10.027008">
                <text:p>10.027008</text:p>
              </table:table-cell>
              <table:table-cell office:value-type="float" office:value="9.47931428571429">
                <text:p>9.47931428571429</text:p>
              </table:table-cell>
              <table:table-cell office:value-type="float" office:value="7.10948571428571">
                <text:p>7.10948571428571</text:p>
              </table:table-cell>
              <table:table-cell office:value-type="float" office:value="4.85177806451613">
                <text:p>4.85177806451613</text:p>
              </table:table-cell>
            </table:table-row>
            <table:table-row>
              <table:table-cell office:value-type="string">
                <text:p>NTSCi60</text:p>
                <draw:g>
                  <svg:desc>'Compression Rates'.A10:'Compression Rates'.A10</svg:desc>
                </draw:g>
              </table:table-cell>
              <table:table-cell office:value-type="float" office:value="1.5552">
                <text:p>1.5552</text:p>
                <draw:g>
                  <svg:desc>'Compression Rates'.C10:'Compression Rates'.H10</svg:desc>
                </draw:g>
              </table:table-cell>
              <table:table-cell office:value-type="float" office:value="1.1664">
                <text:p>1.1664</text:p>
              </table:table-cell>
              <table:table-cell office:value-type="float" office:value="0.705024">
                <text:p>0.705024</text:p>
              </table:table-cell>
              <table:table-cell office:value-type="float" office:value="0.666514285714286">
                <text:p>0.666514285714286</text:p>
              </table:table-cell>
              <table:table-cell office:value-type="float" office:value="0.499885714285714">
                <text:p>0.499885714285714</text:p>
              </table:table-cell>
              <table:table-cell office:value-type="float" office:value="0.34114064516129">
                <text:p>0.34114064516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